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030baf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030baf" officeooo:paragraph-rsid="00030baf" fo:background-color="#1e1e1e"/>
    </style:style>
    <style:style style:name="P4" style:family="paragraph" style:parent-style-name="Standard">
      <style:paragraph-properties style:line-height-at-least="0.198in"/>
      <style:text-properties officeooo:paragraph-rsid="00030baf"/>
    </style:style>
    <style:style style:name="P5" style:family="paragraph" style:parent-style-name="Standard">
      <style:text-properties officeooo:rsid="00030baf" officeooo:paragraph-rsid="00030baf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4ec9b0" officeooo:rsid="00030baf"/>
    </style:style>
    <style:style style:name="T4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</text:span></text:p>
      <text:p text:style-name="P3"><text:span text:style-name="T1">The following libraries will be required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/><text:span text:style-name="T2">numpy</text:span> </text:p>
      <text:p text:style-name="P2"><text:span text:style-name="T1"><text:s/></text:span><text:s/><text:span text:style-name="T2">numpy</text:span>.<text:span text:style-name="T2">linalg</text:span> </text:p>
      <text:p text:style-name="P2"><text:span text:style-name="T1"><text:s/></text:span><text:s/><text:span text:style-name="T2">matplotlib</text:span> <text:span text:style-name="T1"><text:s/></text:span><text:s/><text:span text:style-name="T2">collections</text:span></text:p>
      <text:p text:style-name="P2"><text:span text:style-name="T1"><text:s/></text:span><text:s/><text:span text:style-name="T2">scipy</text:span>.<text:span text:style-name="T2">ndimage</text:span>.<text:span text:style-name="T2">morphology</text:span></text:p>
      <text:p text:style-name="P2"><text:span text:style-name="T1"><text:s/></text:span><text:s/><text:span text:style-name="T2">math</text:span></text:p>
      <text:p text:style-name="P2"><text:span text:style-name="T1"><text:s/></text:span><text:s/><text:span text:style-name="T2">random</text:span></text:p>
      <text:p text:style-name="P2"><text:span text:style-name="T1"><text:s/></text:span><text:s/><text:span text:style-name="T2">impedance_modeles</text:span> </text:p>
      <text:p text:style-name="P2"><text:span text:style-name="T1"><text:s/></text:span><text:s/><text:span text:style-name="T2">tim</text:span><text:span text:style-name="T3">e</text:span></text:p>
      <text:p text:style-name="P4"/>
      <text:p text:style-name="P2"><text:span text:style-name="T1"><text:s/></text:span><text:s/><text:span text:style-name="T2">progress</text:span>.<text:span text:style-name="T2">bar</text:span> <text:span text:style-name="T1"><text:s/></text:span><text:s/><text:span text:style-name="T2">FillingCirclesBar</text:span></text:p>
      <text:p text:style-name="P2"><text:span text:style-name="T1"><text:s/></text:span><text:s/><text:span text:style-name="T2">tasks</text:span> <text:span text:style-name="T1"><text:s/></text:span><text:s/>*</text:p>
      <text:p text:style-name="P2"><text:span text:style-name="T1"><text:s/></text:span><text:s/><text:span text:style-name="T2">threading</text:span> <text:span text:style-name="T1"><text:s/></text:span><text:s/><text:span text:style-name="T2">Thread</text:span></text:p>
      <text:p text:style-name="P2"><text:span text:style-name="T1"><text:s/></text:span><text:s/><text:span text:style-name="T2">multiprocessing</text:span> <text:span text:style-name="T1"><text:s/></text:span><text:s/><text:span text:style-name="T2">Process</text:span></text:p>
      <text:p text:style-name="P2"><text:span text:style-name="T1"><text:s/></text:span><text:span text:style-name="T2"><text:s/>os</text:span></text:p>
      <text:p text:style-name="Standard"/>
      <text:p text:style-name="P1"><text:span text:style-name="T1"><text:s/></text:span><text:s/><text:span text:style-name="T2">time</text:span></text:p>
      <text:p text:style-name="P1"><text:span text:style-name="T1"><text:s/></text:span><text:s/><text:span text:style-name="T2">scipy</text:span>.<text:span text:style-name="T2">integrate</text:span> </text:p>
      <text:p text:style-name="P1"><text:span text:style-name="T1"><text:s/></text:span><text:s/><text:span text:style-name="T2">numpy</text:span></text:p>
      <text:p text:style-name="P1"><text:span text:style-name="T1"><text:s/></text:span><text:s/><text:span text:style-name="T2">math</text:span> <text:span text:style-name="T1"><text:s/></text:span></text:p>
      <text:p text:style-name="Standard"/>
      <text:p text:style-name="P1"><text:span text:style-name="T1"><text:s/></text:span><text:s/><text:span text:style-name="T2">contextlib</text:span></text:p>
      <text:p text:style-name="P1"><text:span text:style-name="T1"><text:s/></text:span><text:s/><text:span text:style-name="T2">matplotlib</text:span> <text:span text:style-name="T1"><text:s/></text:span><text:s/><text:span text:style-name="T2">animation</text:span></text:p>
      <text:p text:style-name="P1"><text:span text:style-name="T1"><text:s/></text:span><text:s/><text:span text:style-name="T2">matplotlib</text:span>.<text:span text:style-name="T2">pyplot</text:span></text:p>
      <text:p text:style-name="P1"><text:span text:style-name="T1"><text:s/></text:span><text:s/><text:span text:style-name="T2">matplotlib</text:span>.<text:span text:style-name="T2">patches</text:span> </text:p>
      <text:p text:style-name="P1"><text:span text:style-name="T1"><text:s/></text:span><text:s/><text:span text:style-name="T2">numpy</text:span> </text:p>
      <text:p text:style-name="P1"><text:span text:style-name="T1"><text:s/></text:span><text:s/><text:span text:style-name="T2">math</text:span> <text:span text:style-name="T1"><text:s/></text:span></text:p>
      <text:p text:style-name="P1"><text:span text:style-name="T1"><text:s/></text:span><text:s/><text:span text:style-name="T2">time</text:span></text:p>
      <text:p text:style-name="P1"/>
      <text:p text:style-name="P5">Once installed, please run the gradient_interactive.py file to get the algorithm work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2:59:19.907307099</meta:creation-date>
    <dc:date>2022-05-02T13:04:13.161002600</dc:date>
    <meta:editing-duration>PT4M5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48" meta:character-count="477" meta:non-whitespace-character-count="384"/>
  </office:meta>
</office:document-meta>
</file>